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1in"/>
    </style:style>
    <style:style style:name="co2" style:family="table-column">
      <style:table-column-properties fo:break-before="auto" style:column-width="4.9335in"/>
    </style:style>
    <style:style style:name="co3" style:family="table-column">
      <style:table-column-properties fo:break-before="auto" style:column-width="3.5457in"/>
    </style:style>
    <style:style style:name="co4" style:family="table-column">
      <style:table-column-properties fo:break-before="auto" style:column-width="6.9374in"/>
    </style:style>
    <style:style style:name="co5" style:family="table-column">
      <style:table-column-properties fo:break-before="auto" style:column-width="0.66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Videos">
      <style:table-properties table:display="true" style:writing-mode="lr-tb"/>
    </style:style>
    <style:style style:name="ce1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de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Link/URL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ivan stang; sermon; slack; minute-of-slack; osi74</text:p>
          </table:table-cell>
          <table:table-cell office:value-type="string" calcext:value-type="string">
            <text:p>https://www.osi74.com/index.php/aiovg_videos/minute-of-slack-s01e01-what-is-slack/</text:p>
          </table:table-cell>
          <table:table-cell office:value-type="string" calcext:value-type="string">
            <text:p>Minute of Slack – S01E01 – WHAT IS SLACK?</text:p>
          </table:table-cell>
          <table:table-cell office:value-type="string" calcext:value-type="string">
            <text:p>Rev. Ivan Stang compresses a rapid-fire introduction to “Slack” into a single bite-sized episode (runtime exceeds 60 seconds by design)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ivan stang; sermon; slack; minute-of-slack; osi74</text:p>
          </table:table-cell>
          <table:table-cell office:value-type="string" calcext:value-type="string">
            <text:p>https://www.osi74.com/index.php/aiovg_videos/minute-of-slack-s01e02-the-facts/</text:p>
          </table:table-cell>
          <table:table-cell office:value-type="string" calcext:value-type="string">
            <text:p>Minute of Slack – S01E02 – THE FACTS</text:p>
          </table:table-cell>
          <table:table-cell office:value-type="string" calcext:value-type="string">
            <text:p>A short “Minute of Slack” sermon focusing on “the facts,” delivered in Stang’s signature fast-cut styl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ivan stang; sermon; satire; slack; minute-of-slack; osi74</text:p>
          </table:table-cell>
          <table:table-cell office:value-type="string" calcext:value-type="string">
            <text:p>https://www.osi74.com/index.php/aiovg_videos/minute-of-slack-s01e03-world-of-jerks/</text:p>
          </table:table-cell>
          <table:table-cell office:value-type="string" calcext:value-type="string">
            <text:p>Minute of Slack – S01E03 – WORLD OF JERKS</text:p>
          </table:table-cell>
          <table:table-cell office:value-type="string" calcext:value-type="string">
            <text:p>A compact “Minute of Slack” sermon riffing on the “World of Jerks,” framed as practical SubGenius guidanc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ivan stang; sermon; slack; minute-of-slack; osi74</text:p>
          </table:table-cell>
          <table:table-cell office:value-type="string" calcext:value-type="string">
            <text:p>https://www.osi74.com/index.php/aiovg_videos/minute-of-slack-s01e04-hyperventalatin/</text:p>
          </table:table-cell>
          <table:table-cell office:value-type="string" calcext:value-type="string">
            <text:p>Minute of Slack – S01E04 – HYPERVENTALATIN’</text:p>
          </table:table-cell>
          <table:table-cell office:value-type="string" calcext:value-type="string">
            <text:p>A short “Minute of Slack” sermon with Stang’s hyperactive delivery (and a title that tells you what to expect)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ivan stang; sermon; apocalypse; slack; minute-of-slack; osi74</text:p>
          </table:table-cell>
          <table:table-cell office:value-type="string" calcext:value-type="string">
            <text:p>https://www.osi74.com/index.php/aiovg_videos/minute-of-slack-s01e05-time-is-running-out/</text:p>
          </table:table-cell>
          <table:table-cell office:value-type="string" calcext:value-type="string">
            <text:p>Minute of Slack – S01E05 – Time is Running Out</text:p>
          </table:table-cell>
          <table:table-cell office:value-type="string" calcext:value-type="string">
            <text:p>A punchy “Minute of Slack” sermon framed around urgency and countdown energy—classic SubGenius exhortation in miniatur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bob dobbs; commercial; culture-jamming; mtv; satire; video</text:p>
          </table:table-cell>
          <table:table-cell office:value-type="string" calcext:value-type="string">
            <text:p>https://www.youtube.com/watch?v=TMPm9cqar1Y</text:p>
          </table:table-cell>
          <table:table-cell office:value-type="string" calcext:value-type="string">
            <text:p>Sub Genius Commercial</text:p>
          </table:table-cell>
          <table:table-cell office:value-type="string" calcext:value-type="string">
            <text:p>A short promo-style video associated with SubGenius/“Bob” iconography—commercial parody and culture-jam aesthetic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mtv; behind-the-scenes; ivan stang; mark mothersbaugh; production</text:p>
          </table:table-cell>
          <table:table-cell office:value-type="string" calcext:value-type="string">
            <text:p>https://www.youtube.com/watch?v=_cBHaSmH58s</text:p>
          </table:table-cell>
          <table:table-cell office:value-type="string" calcext:value-type="string">
            <text:p>The Making of MTV-SubGenius</text:p>
          </table:table-cell>
          <table:table-cell office:value-type="string" calcext:value-type="string">
            <text:p>Behind-the-scenes look at producing the MTV-era SubGenius material (a making-of companion to the on-air bits)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mtv; promos; compilation; behind-the-scenes; 1991</text:p>
          </table:table-cell>
          <table:table-cell office:value-type="string" calcext:value-type="string">
            <text:p>https://www.youtube.com/watch?v=fKpfNjfnOd0</text:p>
          </table:table-cell>
          <table:table-cell office:value-type="string" calcext:value-type="string">
            <text:p>1991 MTV Promos: Subgenius and Making Of</text:p>
          </table:table-cell>
          <table:table-cell office:value-type="string" calcext:value-type="string">
            <text:p>A compilation-style upload collecting the MTV SubGenius promos and related making-of footage from the early 1990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slack; explainer; bob dobbs; satire; doctrine</text:p>
          </table:table-cell>
          <table:table-cell office:value-type="string" calcext:value-type="string">
            <text:p>https://www.youtube.com/watch?v=BbHjybg50BU</text:p>
          </table:table-cell>
          <table:table-cell office:value-type="string" calcext:value-type="string">
            <text:p>Church of the SubGenius - Slack Explained</text:p>
          </table:table-cell>
          <table:table-cell office:value-type="string" calcext:value-type="string">
            <text:p>A concise explainer-style video framing “Slack” and core SubGenius concepts for newcomer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ivan stang; sermon; skepticism; satire; lecture</text:p>
          </table:table-cell>
          <table:table-cell office:value-type="string" calcext:value-type="string">
            <text:p>https://www.youtube.com/watch?v=kgyjIHWTgIY</text:p>
          </table:table-cell>
          <table:table-cell office:value-type="string" calcext:value-type="string">
            <text:p>Church of the SubGenius: LESSONS IN QUESTIONING</text:p>
          </table:table-cell>
          <table:table-cell office:value-type="string" calcext:value-type="string">
            <text:p>A short lecture/sermon emphasizing skepticism and questioning—presented in SubGenius cadence and rhetoric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arise; ivan stang; recruitment; short film; doctrine</text:p>
          </table:table-cell>
          <table:table-cell office:value-type="string" calcext:value-type="string">
            <text:p>https://www.youtube.com/watch?v=_veLUOu4J8M</text:p>
          </table:table-cell>
          <table:table-cell office:value-type="string" calcext:value-type="string">
            <text:p>ARISE! Chapter 01 - Instructions</text:p>
          </table:table-cell>
          <table:table-cell office:value-type="string" calcext:value-type="string">
            <text:p>The opening “ARISE!” segment that sets the tone and provides onboarding-style “instructions” for the uninitiated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arise; bob dobbs; ivan stang; mythology; short film</text:p>
          </table:table-cell>
          <table:table-cell office:value-type="string" calcext:value-type="string">
            <text:p>https://www.youtube.com/watch?v=1drw1gyzo0Y</text:p>
          </table:table-cell>
          <table:table-cell office:value-type="string" calcext:value-type="string">
            <text:p>ARISE! Chapter 05 - The Life of J. R. "Bob" Dobbs</text:p>
          </table:table-cell>
          <table:table-cell office:value-type="string" calcext:value-type="string">
            <text:p>A short chapter focusing on the mythic “biography” framing J. R. “Bob” Dobbs within SubGenius lor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arise; x-day; aliens; prophecy; short film</text:p>
          </table:table-cell>
          <table:table-cell office:value-type="string" calcext:value-type="string">
            <text:p>https://www.youtube.com/watch?v=d13kXgYV2dY</text:p>
          </table:table-cell>
          <table:table-cell office:value-type="string" calcext:value-type="string">
            <text:p>ARISE! Chapter 10 - Aliens and X-Day</text:p>
          </table:table-cell>
          <table:table-cell office:value-type="string" calcext:value-type="string">
            <text:p>A segment of “ARISE!” covering aliens and X-Day themes—apocalyptic lore delivered with parody-religion swagg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animation; bob dobbs; retro; mashup; short film</text:p>
          </table:table-cell>
          <table:table-cell office:value-type="string" calcext:value-type="string">
            <text:p>https://www.youtube.com/watch?v=FHx2nLFMAzE</text:p>
          </table:table-cell>
          <table:table-cell office:value-type="string" calcext:value-type="string">
            <text:p>Let's Visit the World of the Future</text:p>
          </table:table-cell>
          <table:table-cell office:value-type="string" calcext:value-type="string">
            <text:p>A short, retro-futurist animation/clip built around “Bob”/SubGenius sensibilities—nostalgic, strange, and slogan-read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x-day; king of slack; music video; parody; bob dobbs</text:p>
          </table:table-cell>
          <table:table-cell office:value-type="string" calcext:value-type="string">
            <text:p>https://www.youtube.com/watch?v=yCxij0QgQ-c</text:p>
          </table:table-cell>
          <table:table-cell office:value-type="string" calcext:value-type="string">
            <text:p>X-Day's A-Comin' - King of Slack</text:p>
          </table:table-cell>
          <table:table-cell office:value-type="string" calcext:value-type="string">
            <text:p>A SubGenius-themed music video forecasting X-Day—part hymn, part parody rallying c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x-day; king of slack; live footage; ritual; bob dobbs</text:p>
          </table:table-cell>
          <table:table-cell office:value-type="string" calcext:value-type="string">
            <text:p>https://www.youtube.com/watch?v=mBc9nEy9GWo</text:p>
          </table:table-cell>
          <table:table-cell office:value-type="string" calcext:value-type="string">
            <text:p>KING OF SLACK @ SubGenius X-Day Drill 1997 - Kill "BOB"</text:p>
          </table:table-cell>
          <table:table-cell office:value-type="string" calcext:value-type="string">
            <text:p>Live/performance footage tied to X-Day drill tradition—captures the ritualized “Kill Bob” bit in context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remix; mashup; king of slack; x-day; music</text:p>
          </table:table-cell>
          <table:table-cell office:value-type="string" calcext:value-type="string">
            <text:p>https://www.youtube.com/watch?v=qx9v3QXaeAI</text:p>
          </table:table-cell>
          <table:table-cell office:value-type="string" calcext:value-type="string">
            <text:p>King Of Slack Remix of SubGenius X-Day Classic Kill "BOB"</text:p>
          </table:table-cell>
          <table:table-cell office:value-type="string" calcext:value-type="string">
            <text:p>A remix/mashup take on the classic “Kill Bob” / X-Day audio—fan-edit energy and repeatable hook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x-day; ritual; bonfire; bob dobbs; live footage</text:p>
          </table:table-cell>
          <table:table-cell office:value-type="string" calcext:value-type="string">
            <text:p>https://www.youtube.com/watch?v=pWv2_pz3MT4</text:p>
          </table:table-cell>
          <table:table-cell office:value-type="string" calcext:value-type="string">
            <text:p>The Burning of "Bob" at 14 X-Day Drill</text:p>
          </table:table-cell>
          <table:table-cell office:value-type="string" calcext:value-type="string">
            <text:p>A short clip documenting the ceremonial burning of “Bob” at an X-Day drill—part campfire ritual, part performance art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remix; meme; music video; bob dobbs; satire</text:p>
          </table:table-cell>
          <table:table-cell office:value-type="string" calcext:value-type="string">
            <text:p>https://www.youtube.com/watch?v=i6EJieNP3SE</text:p>
          </table:table-cell>
          <table:table-cell office:value-type="string" calcext:value-type="string">
            <text:p>SubGenius Numa Numa Song</text:p>
          </table:table-cell>
          <table:table-cell office:value-type="string" calcext:value-type="string">
            <text:p>A SubGenius-flavored edit using the “Numa Numa” meme format—lightweight mashup with “Bob” seasoning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devo; mark mothersbaugh; music video; bob dobbs; mashup</text:p>
          </table:table-cell>
          <table:table-cell office:value-type="string" calcext:value-type="string">
            <text:p>https://www.youtube.com/watch?v=NkHOD-0OyeE</text:p>
          </table:table-cell>
          <table:table-cell office:value-type="string" calcext:value-type="string">
            <text:p>The Bobacatto (Mark Mothersbaugh/SubGenius Foundation)</text:p>
          </table:table-cell>
          <table:table-cell office:value-type="string" calcext:value-type="string">
            <text:p>A short music-video style piece credited to Mark Mothersbaugh/SubGenius Foundation—quirky rhythm and “Bob” branding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song; live performance; bob dobbs; mutant mountain boys</text:p>
          </table:table-cell>
          <table:table-cell office:value-type="string" calcext:value-type="string">
            <text:p>https://www.youtube.com/watch?v=2YaNX0OfGyw</text:p>
          </table:table-cell>
          <table:table-cell office:value-type="string" calcext:value-type="string">
            <text:p>The Mutant Mountain Boys: ""Bob" Dobbs is Watching Us</text:p>
          </table:table-cell>
          <table:table-cell office:value-type="string" calcext:value-type="string">
            <text:p>A short performance of a SubGenius hymn by The Mutant Mountain Boys—folk/bluegrass delivery with “Bob” lyric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song; bob dobbs; satire; revstang; music</text:p>
          </table:table-cell>
          <table:table-cell office:value-type="string" calcext:value-type="string">
            <text:p>https://www.youtube.com/watch?v=FZ0iLHPfLnE</text:p>
          </table:table-cell>
          <table:table-cell office:value-type="string" calcext:value-type="string">
            <text:p>Ballad of 'Bob' Dobbs @revstang</text:p>
          </table:table-cell>
          <table:table-cell office:value-type="string" calcext:value-type="string">
            <text:p>A compact song/video centered on “Bob” Dobbs—straightforward ballad framing with SubGenius references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animation; psychedelia; mashup; revstang; short film</text:p>
          </table:table-cell>
          <table:table-cell office:value-type="string" calcext:value-type="string">
            <text:p>https://www.youtube.com/watch?v=LhPpjUs6Urw</text:p>
          </table:table-cell>
          <table:table-cell office:value-type="string" calcext:value-type="string">
            <text:p>Stellar Garbage Redux (SubGenius)</text:p>
          </table:table-cell>
          <table:table-cell office:value-type="string" calcext:value-type="string">
            <text:p>A short psychedelic animation/music piece attributed to Rev. Ivan Stang—dense imagery and looping, mashup-like moti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remix; mashup; underground; autistici; music video</text:p>
          </table:table-cell>
          <table:table-cell office:value-type="string" calcext:value-type="string">
            <text:p>https://www.youtube.com/watch?v=JdiAcRkI_uc</text:p>
          </table:table-cell>
          <table:table-cell office:value-type="string" calcext:value-type="string">
            <text:p>My Words Come Out In Different Ways - Autistici Subgenius Remix</text:p>
          </table:table-cell>
          <table:table-cell office:value-type="string" calcext:value-type="string">
            <text:p>A remix/mashup track labeled as a SubGenius remix—cut-and-paste audio sensibility and cult-aesthetic presentation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remix; mashup; experimental; music video</text:p>
          </table:table-cell>
          <table:table-cell office:value-type="string" calcext:value-type="string">
            <text:p>https://www.youtube.com/watch?v=64lDbc9LnI0</text:p>
          </table:table-cell>
          <table:table-cell office:value-type="string" calcext:value-type="string">
            <text:p>Nutopia (Subgenius Mix)</text:p>
          </table:table-cell>
          <table:table-cell office:value-type="string" calcext:value-type="string">
            <text:p>A “Subgenius Mix” labeled edit—music mashup framing that leans into the Church’s collage/culture-jam vib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remix; mashup; experimental; music video</text:p>
          </table:table-cell>
          <table:table-cell office:value-type="string" calcext:value-type="string">
            <text:p>https://www.youtube.com/watch?v=xv-0X8T3l14</text:p>
          </table:table-cell>
          <table:table-cell office:value-type="string" calcext:value-type="string">
            <text:p>Swallowing You (Subgenius mix)</text:p>
          </table:table-cell>
          <table:table-cell office:value-type="string" calcext:value-type="string">
            <text:p>A SubGenius-labeled mix/remix—short, loop-friendly presentation emphasizing collage over narrativ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bob dobbs; clip; found footage; humor; classic</text:p>
          </table:table-cell>
          <table:table-cell office:value-type="string" calcext:value-type="string">
            <text:p>https://www.youtube.com/watch?v=HOO7_Hranl0</text:p>
          </table:table-cell>
          <table:table-cell office:value-type="string" calcext:value-type="string">
            <text:p>Bob Dobbs Discovers Johnny Cash</text:p>
          </table:table-cell>
          <table:table-cell office:value-type="string" calcext:value-type="string">
            <text:p>A short comedic clip framed as “Bob Dobbs” encountering Johnny Cash—classic found-footage/weird-TV vib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bob dobbs; clip; parody; retro tv; humor</text:p>
          </table:table-cell>
          <table:table-cell office:value-type="string" calcext:value-type="string">
            <text:p>https://www.youtube.com/watch?v=A-8XMWo16WU</text:p>
          </table:table-cell>
          <table:table-cell office:value-type="string" calcext:value-type="string">
            <text:p>J. R. "Bob" Dobbs on Golf and Gals</text:p>
          </table:table-cell>
          <table:table-cell office:value-type="string" calcext:value-type="string">
            <text:p>A short “Bob Dobbs” clip in a retro-TV framing—oddball humor with a 1950s/variety-show texture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night flight; tv segment; bob dobbs; culture-jamming</text:p>
          </table:table-cell>
          <table:table-cell office:value-type="string" calcext:value-type="string">
            <text:p>https://www.youtube.com/watch?v=dYkv6BfqJdA</text:p>
          </table:table-cell>
          <table:table-cell office:value-type="string" calcext:value-type="string">
            <text:p>Love That Bob...</text:p>
          </table:table-cell>
          <table:table-cell office:value-type="string" calcext:value-type="string">
            <text:p>A Night Flight-era segment promoting/featuring SubGenius “Bob” imagery—archival TV vibe and cult-promo energ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genius; documentary; trailer; bob dobbs; church; short video</text:p>
          </table:table-cell>
          <table:table-cell office:value-type="string" calcext:value-type="string">
            <text:p>https://www.youtube.com/watch?v=jJdJEEZvhsA</text:p>
          </table:table-cell>
          <table:table-cell office:value-type="string" calcext:value-type="string">
            <text:p>Trailer: JR Bob Dobbs &amp; the Church of the SubGenius</text:p>
          </table:table-cell>
          <table:table-cell office:value-type="string" calcext:value-type="string">
            <text:p>Trailer/preview for the documentary about J. R. “Bob” Dobbs and the Church of the SubGenius—quick orientation for the uninitiated.</text:p>
          </table:table-cell>
          <table:table-cell table:number-columns-repeated="16380"/>
        </table:table-row>
      </table:table>
      <table:named-expressions/>
      <table:database-ranges>
        <table:database-range table:name="__Anonymous_Sheet_DB__0" table:target-range-address="Videos.A1:Videos.D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12-14T05:54:46</meta:creation-date>
    <dc:date>2025-12-14T05:54:46</dc:date>
    <meta:generator>LibreOffice/25.2.3.2$Linux_X86_64 LibreOffice_project/520$Build-2</meta:generator>
    <meta:document-statistic meta:table-count="1" meta:cell-count="124" meta:object-count="0"/>
    <meta:user-defined meta:name="AppVersion">3.1</meta:user-defined>
  </office:meta>
</office:document-meta>
</file>